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1-31</text:p>
          </table:table-cell>
          <table:table-cell office:value-type="string" calcext:value-type="string">
            <text:p>20070131</text:p>
          </table:table-cell>
          <table:table-cell office:value-type="float" office:value="9.375579" calcext:value-type="float">
            <text:p>9.375579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table:style-name="Default" office:value-type="string" calcext:value-type="string">
            <text:p>2007-02-29</text:p>
          </table:table-cell>
          <table:table-cell table:style-name="Default" office:value-type="float" office:value="20070229" calcext:value-type="float">
            <text:p>20070229</text:p>
          </table:table-cell>
          <table:table-cell office:value-type="float" office:value="8.233449" calcext:value-type="float">
            <text:p>8.233449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3-31</text:p>
          </table:table-cell>
          <table:table-cell office:value-type="string" calcext:value-type="string">
            <text:p>20070331</text:p>
          </table:table-cell>
          <table:table-cell office:value-type="float" office:value="8.703241" calcext:value-type="float">
            <text:p>8.703241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4-30</text:p>
          </table:table-cell>
          <table:table-cell office:value-type="string" calcext:value-type="string">
            <text:p>20070430</text:p>
          </table:table-cell>
          <table:table-cell office:value-type="float" office:value="8.484549" calcext:value-type="float">
            <text:p>8.484549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5-31</text:p>
          </table:table-cell>
          <table:table-cell office:value-type="string" calcext:value-type="string">
            <text:p>20070531</text:p>
          </table:table-cell>
          <table:table-cell office:value-type="float" office:value="8.739468" calcext:value-type="float">
            <text:p>8.739468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6-30</text:p>
          </table:table-cell>
          <table:table-cell office:value-type="string" calcext:value-type="string">
            <text:p>20070630</text:p>
          </table:table-cell>
          <table:table-cell office:value-type="float" office:value="12.290972" calcext:value-type="float">
            <text:p>12.290972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7-31</text:p>
          </table:table-cell>
          <table:table-cell office:value-type="string" calcext:value-type="string">
            <text:p>20070731</text:p>
          </table:table-cell>
          <table:table-cell office:value-type="float" office:value="14.850116" calcext:value-type="float">
            <text:p>14.850116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8-31</text:p>
          </table:table-cell>
          <table:table-cell office:value-type="string" calcext:value-type="string">
            <text:p>20070831</text:p>
          </table:table-cell>
          <table:table-cell office:value-type="float" office:value="15.123785" calcext:value-type="float">
            <text:p>15.123785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09-30</text:p>
          </table:table-cell>
          <table:table-cell office:value-type="string" calcext:value-type="string">
            <text:p>20070930</text:p>
          </table:table-cell>
          <table:table-cell office:value-type="float" office:value="14.025" calcext:value-type="float">
            <text:p>14.025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10-31</text:p>
          </table:table-cell>
          <table:table-cell office:value-type="string" calcext:value-type="string">
            <text:p>20071031</text:p>
          </table:table-cell>
          <table:table-cell office:value-type="float" office:value="11.386343" calcext:value-type="float">
            <text:p>11.386343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11-30</text:p>
          </table:table-cell>
          <table:table-cell office:value-type="string" calcext:value-type="string">
            <text:p>20071130</text:p>
          </table:table-cell>
          <table:table-cell office:value-type="float" office:value="8.494676" calcext:value-type="float">
            <text:p>8.494676</text:p>
          </table:table-cell>
        </table:table-row>
        <table:table-row table:style-name="ro1">
          <table:table-cell table:number-columns-repeated="2" office:value-type="string" calcext:value-type="string">
            <text:p>agua_prieta</text:p>
          </table:table-cell>
          <table:table-cell office:value-type="string" calcext:value-type="string">
            <text:p>03-occidental</text:p>
          </table:table-cell>
          <table:table-cell office:value-type="string" calcext:value-type="string">
            <text:p>23-guadalajara</text:p>
          </table:table-cell>
          <table:table-cell office:value-type="string" calcext:value-type="string">
            <text:p>2007-12-31</text:p>
          </table:table-cell>
          <table:table-cell office:value-type="string" calcext:value-type="string">
            <text:p>20071231</text:p>
          </table:table-cell>
          <table:table-cell office:value-type="float" office:value="9.829109" calcext:value-type="float">
            <text:p>9.829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 user</meta:initial-creator>
    <meta:creation-date>2016-08-13T23:50:49.025567620</meta:creation-date>
    <dc:date>2016-08-13T23:52:42.185306255</dc:date>
    <dc:creator>Debian user</dc:creator>
    <meta:editing-duration>PT1M53S</meta:editing-duration>
    <meta:editing-cycles>1</meta:editing-cycles>
    <meta:document-statistic meta:table-count="1" meta:cell-count="84" meta:object-count="0"/>
    <meta:generator>LibreOffice/4.3.3.2$Linux_X86_64 LibreOffice_project/430m0$Build-2</meta:generator>
  </office:meta>
</office:document-meta>
</file>